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3">
      <style:paragraph-properties fo:margin-top="0cm" fo:margin-bottom="0.499cm" style:contextual-spacing="false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🛠️ Instalación de Webmin en Rocky Linux 9.5</text:h>
      <text:p text:style-name="P3">Aquí tienes el procedimiento paso a paso para instalar Webmin en Rocky Linux 9.5 utilizando el gestor de paquetes <text:span text:style-name="Source_20_Text">dnf</text:span>:</text:p>
      <text:list text:style-name="L3">
        <text:list-item>
          <text:p text:style-name="P14"><text:span text:style-name="Strong_20_Emphasis">Actualizar el sistema</text:span>: Abre una terminal y ejecuta el siguiente comando para asegurarte de que todos los paquetes de tu sistema están actualizados.</text:p>
          <text:p text:style-name="P16"/>
          <text:p text:style-name="P7"><text:span text:style-name="Source_20_Text">sudo dnf update -y</text:span></text:p>
        </text:list-item>
        <text:list-item>
          <text:p text:style-name="P14"><text:span text:style-name="Strong_20_Emphasis">Añadir el repositorio de Webmin</text:span>: Para instalar Webmin, necesitas añadir su repositorio oficial a tu sistema. Crea un nuevo archivo de repositorio para Webmin:</text:p>
          <text:p text:style-name="P16"/>
          <text:p text:style-name="P7"><text:span text:style-name="Source_20_Text">sudo nano /etc/yum.repos.d/webmin.repo</text:span></text:p>
          <text:p text:style-name="P14">Pega el siguiente contenido en el archivo:</text:p>
          <text:p text:style-name="P16"/>
          <text:p text:style-name="P6"><text:span text:style-name="Source_20_Text">[Webmin]</text:span></text:p>
          <text:p text:style-name="P6"><text:span text:style-name="Source_20_Text">name=Webmin Distribution Neutral</text:span></text:p>
          <text:p text:style-name="P6"><text:span text:style-name="Source_20_Text">#baseurl=https://download.webmin.com/download/yum</text:span></text:p>
          <text:p text:style-name="P6"><text:span text:style-name="Source_20_Text">mirrorlist=https://download.webmin.com/download/yum/mirrorlist</text:span></text:p>
          <text:p text:style-name="P6"><text:span text:style-name="Source_20_Text">enabled=1</text:span></text:p>
          <text:p text:style-name="P6"><text:span text:style-name="Source_20_Text">gpgcheck=1</text:span></text:p>
          <text:p text:style-name="P7"><text:span text:style-name="Source_20_Text">gpgkey=https://download.webmin.com/jcameron-key.asc</text:span></text:p>
          <text:p text:style-name="P14">Guarda el archivo y cierra el editor (en <text:span text:style-name="Source_20_Text">nano</text:span>, presiona <text:span text:style-name="Source_20_Text">Ctrl+X</text:span>, luego <text:span text:style-name="Source_20_Text">Y</text:span>, y luego <text:span text:style-name="Source_20_Text">Enter</text:span>).</text:p>
          <text:p text:style-name="P14"><text:span text:style-name="Emphasis">Alternativamente, en lugar de </text:span><text:span text:style-name="Emphasis"><text:span text:style-name="Source_20_Text">nano</text:span></text:span><text:span text:style-name="Emphasis">, puedes usar </text:span><text:span text:style-name="Emphasis"><text:span text:style-name="Source_20_Text">vi</text:span></text:span><text:span text:style-name="Emphasis"> o cualquier otro editor de texto de tu preferencia.</text:span></text:p>
          <text:list>
            <text:list-item>
              <text:p text:style-name="P15"><text:span text:style-name="Strong_20_Emphasis">Importar la clave GPG de Webmin</text:span>: Aunque la configuración del repositorio ya incluye la URL de la clave GPG y <text:span text:style-name="Source_20_Text">gpgcheck=1</text:span>, algunos sistemas pueden requerir la importación manual previa o si surge algún problema. Si el paso anterior no funciona directamente en la instalación, puedes intentar importar la clave manualmente primero: </text:p>
              <text:p text:style-name="P7"><text:span text:style-name="Source_20_Text"/></text:p>
            </text:list-item>
          </text:list>
        </text:list-item>
      </text:list>
      <text:p text:style-name="P8"><text:span text:style-name="Source_20_Text"><text:tab/>sudo rpm --import https://download.webmin.com/jcameron-key.asc</text:span></text:p>
      <text:list text:continue-numbering="true" text:style-name="L3">
        <text:list-item>
          <text:p text:style-name="P14"><text:span text:style-name="Strong_20_Emphasis">Instalar Webmin</text:span>: Ahora que el repositorio está configurado, puedes instalar Webmin con el siguiente comando. <text:span text:style-name="Source_20_Text">dnf</text:span> resolverá automáticamente las dependencias necesarias.</text:p>
          <text:p text:style-name="P7"><text:span text:style-name="Source_20_Text">sudo dnf install webmin -y</text:span></text:p>
        </text:list-item>
        <text:list-item>
          <text:p text:style-name="P14"><text:span text:style-name="Strong_20_Emphasis">Iniciar y habilitar el servicio Webmin</text:span>: Una vez finalizada la instalación, el servicio de Webmin necesita ser iniciado y habilitado para que se ejecute automáticamente al arrancar el sistema.</text:p>
          <text:p text:style-name="P6"><text:span text:style-name="Source_20_Text">sudo systemctl start webmin</text:span></text:p>
          <text:p text:style-name="P7"><text:span text:style-name="Source_20_Text">sudo systemctl enable webmin</text:span></text:p>
        </text:list-item>
        <text:list-item>
          <text:p text:style-name="P14"><text:soft-page-break/><text:span text:style-name="Strong_20_Emphasis">Verificar el estado de Webmin</text:span>: Puedes verificar que el servicio de Webmin se está ejecutando correctamente con:</text:p>
          <text:p text:style-name="P7"><text:span text:style-name="Source_20_Text">sudo systemctl status webmin</text:span></text:p>
          <text:p text:style-name="P14">Deberías ver un mensaje indicando que el servicio está activo (<text:span text:style-name="Source_20_Text">active (running)</text:span>).</text:p>
        </text:list-item>
        <text:list-item>
          <text:p text:style-name="P14"><text:span text:style-name="Strong_20_Emphasis">Configurar el cortafuegos (firewalld)</text:span>: Rocky Linux 9 utiliza <text:span text:style-name="Source_20_Text">firewalld</text:span> como su solución de cortafuegos por defecto. Webmin escucha en el puerto <text:span text:style-name="Strong_20_Emphasis">10000</text:span> por TCP. Necesitas permitir el tráfico en este puerto:</text:p>
          <text:p text:style-name="P6"><text:span text:style-name="Source_20_Text">sudo firewall-cmd --permanent --add-port=10000/tcp</text:span></text:p>
          <text:p text:style-name="P7"><text:span text:style-name="Source_20_Text">sudo firewall-cmd --reload</text:span></text:p>
          <text:p text:style-name="P14">Puedes verificar que la regla se ha añadido con:</text:p>
          <text:p text:style-name="P7"><text:span text:style-name="Source_20_Text">sudo firewall-cmd --list-all</text:span></text:p>
        </text:list-item>
        <text:list-item>
          <text:p text:style-name="P14"><text:span text:style-name="Strong_20_Emphasis">Acceder a Webmin</text:span>: Abre tu navegador web y accede a Webmin utilizando la dirección IP de tu servidor o su nombre de dominio, seguido del puerto 10000. Por ejemplo: <text:span text:style-name="Source_20_Text">https://tu_direccion_ip_o_dominio:10000</text:span></text:p>
          <text:p text:style-name="P14">Es probable que recibas una advertencia de seguridad del navegador porque Webmin utiliza un certificado SSL autofirmado por defecto. Deberás aceptar la excepción de seguridad para continuar.</text:p>
          <text:p text:style-name="P14">Inicia sesión con tu nombre de usuario <text:span text:style-name="Strong_20_Emphasis">root</text:span> y su contraseña, o con cualquier usuario que tenga privilegios <text:span text:style-name="Source_20_Text">sudo</text:span> y haya sido configurado para acceder a Webmin (aunque por defecto, el acceso root es el principal)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20:41:33.829020060</meta:creation-date>
    <dc:date>2025-05-24T09:57:25.895391683</dc:date>
    <meta:editing-duration>PT21M32S</meta:editing-duration>
    <meta:editing-cycles>4</meta:editing-cycles>
    <meta:generator>LibreOffice/24.2.2.2$Linux_X86_64 LibreOffice_project/d56cc158d8a96260b836f100ef4b4ef25d6f1a01</meta:generator>
    <meta:print-date>2025-05-23T20:45:26.677986033</meta:print-date>
    <meta:printed-by>Archivos PDF</meta:printed-by>
    <meta:document-statistic meta:table-count="0" meta:image-count="0" meta:object-count="0" meta:page-count="2" meta:paragraph-count="35" meta:word-count="439" meta:character-count="3000" meta:non-whitespace-character-count="2607"/>
  </office:meta>
</office:document-meta>
</file>